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rsid="004130bb" officeooo:paragraph-rsid="004130bb"/>
    </style:style>
    <style:style style:name="P4" style:family="paragraph" style:parent-style-name="Standard">
      <style:text-properties officeooo:paragraph-rsid="000daaba"/>
    </style:style>
    <style:style style:name="P5" style:family="paragraph" style:parent-style-name="Standard">
      <style:text-properties fo:font-style="italic" officeooo:paragraph-rsid="004130bb" style:font-style-asian="italic" style:font-style-complex="italic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46b38e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48525c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a73e7" style:font-style-asian="normal" style:font-style-complex="normal"/>
    </style:style>
    <style:style style:name="T4" style:family="text">
      <style:text-properties fo:font-style="normal" officeooo:rsid="004130bb" style:font-style-asian="normal" style:font-style-complex="normal"/>
    </style:style>
    <style:style style:name="T5" style:family="text">
      <style:text-properties fo:font-style="normal" officeooo:rsid="0046b38e" style:font-style-asian="normal" style:font-style-complex="normal"/>
    </style:style>
    <style:style style:name="T6" style:family="text">
      <style:text-properties fo:font-style="normal" officeooo:rsid="0048525c" style:font-style-asian="normal" style:font-style-complex="normal"/>
    </style:style>
    <style:style style:name="T7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46b38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48525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4130bb"/>
    </style:style>
    <style:style style:name="T11" style:family="text">
      <style:text-properties officeooo:rsid="0046b38e"/>
    </style:style>
    <style:style style:name="T12" style:family="text">
      <style:text-properties officeooo:rsid="004852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D</text:span><text:span text:style-name="T2">AT 640: Predictive Analytics</text:span></text:p>
      <text:p text:style-name="Standard"><text:span text:style-name="T3">Module</text:span><text:span text:style-name="Emphasis"><text:span text:style-name="T7"> </text:span></text:span><text:span text:style-name="Emphasis"><text:span text:style-name="T9">Six</text:span></text:span><text:span text:style-name="Emphasis"><text:span text:style-name="T7">: Building Models, Part One</text:span></text:span></text:p>
      <text:p text:style-name="P5"><text:span text:style-name="Emphasis"><text:span text:style-name="T4">Data Mining with Rattle and R</text:span></text:span></text:p>
      <text:p text:style-name="P4"><text:span text:style-name="T3">Chapter</text:span><text:span text:style-name="T5"> </text:span><text:span text:style-name="T6">10</text:span></text:p>
      <text:p text:style-name="P2"><text:span text:style-name="T12">2</text:span>/<text:span text:style-name="T12">7</text:span><text:span text:style-name="T10">/22</text:span></text:p>
      <text:p text:style-name="P1"/>
      <text:p text:style-name="P1">Learning Object<text:span text:style-name="T1">i</text:span>ves</text:p>
      <text:list xml:id="list4234557923" text:style-name="L1">
        <text:list-item>
          <text:p text:style-name="P7">Differentiate association analysis from clustering analysis</text:p>
        </text:list-item>
        <text:list-item>
          <text:p text:style-name="P7">Explain lift and leverage</text:p>
        </text:list-item>
        <text:list-item>
          <text:p text:style-name="P7">Perform association analysis in Ratt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2-06T19:47:18.437103524</dc:date>
    <meta:editing-duration>P2DT6H34M11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9" meta:character-count="258" meta:non-whitespace-character-count="231"/>
  </office:meta>
</office:document-meta>
</file>